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9.368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658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3.422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 style:font-name=""/>
    </style:style>
    <style:style style:name="T2" style:family="text">
      <style:text-properties style:font-name=""/>
    </style:style>
    <style:style style:name="T3" style:family="text">
      <style:text-properties fo:font-weight="bold" fo:font-style="normal" style:font-weight-asian="bold" style:font-weight-complex="bold" style:font-style-asian="normal" style:font-style-complex="normal" style:font-name=""/>
    </style:style>
    <style:style style:name="T4" style:family="text">
      <style:text-properties fo:font-style="normal" style:font-style-asian="normal" style:font-style-complex="normal" style:font-name="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"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2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1" table:number-rows-spanned="3">
            <text:p>META DA SPRINT:</text:p>
          </table:table-cell>
          <table:table-cell table:style-name="ce6" office:value-type="string" calcext:value-type="string" table:number-columns-spanned="5" table:number-rows-spanned="3">
            <text:p>Permitir a todos os stakeholders a filtragem de conteúdo, permitir a definição e remoção de monitores, permitir a análise e possível alteração ou exclusão de perguntas e respostas e permitir a avaliação da qualidade das respostas.</text:p>
          </table:table-cell>
          <table:covered-table-cell table:number-columns-repeated="4"/>
        </table:table-row>
        <table:table-row table:style-name="ro1">
          <table:covered-table-cell table:style-name="ce2"/>
          <table:covered-table-cell table:style-name="ce6"/>
          <table:covered-table-cell table:number-columns-repeated="4"/>
        </table:table-row>
        <table:table-row table:style-name="ro1">
          <table:covered-table-cell/>
          <table:covered-table-cell table:style-name="ce7"/>
          <table:covered-table-cell table:number-columns-repeated="4"/>
        </table:table-row>
        <table:table-row table:style-name="ro1">
          <table:table-cell table:number-columns-spanned="6" table:number-rows-spanned="1"/>
          <table:covered-table-cell table:style-name="ce7"/>
          <table:covered-table-cell table:number-columns-repeated="4"/>
        </table:table-row>
        <table:table-row table:style-name="ro2">
          <table:table-cell table:style-name="ce4" office:value-type="string" calcext:value-type="string">
            <text:p>ID HIST</text:p>
          </table:table-cell>
          <table:table-cell table:style-name="ce4" office:value-type="string" calcext:value-type="string">
            <text:p>DESCRIÇÃO DA HISTÓRIA</text:p>
            <text:p>(Product Backlog)</text:p>
          </table:table-cell>
          <table:table-cell table:style-name="ce4" office:value-type="string" calcext:value-type="string">
            <text:p>ID TAREFA</text:p>
          </table:table-cell>
          <table:table-cell table:style-name="ce4" office:value-type="string" calcext:value-type="string">
            <text:p>DESCRIÇÃO DAS TAREFAS</text:p>
            <text:p>(Sprint Backlog)</text:p>
          </table:table-cell>
          <table:table-cell table:style-name="ce4" office:value-type="string" calcext:value-type="string">
            <text:p>ESTIMADO</text:p>
          </table:table-cell>
          <table:table-cell table:style-name="ce4" office:value-type="string" calcext:value-type="string">
            <text:p>REALIZADO</text:p>
          </table:table-cell>
        </table:table-row>
        <table:table-row table:style-name="ro3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8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 </text:span><text:span text:style-name="T2">filtrar conteúdo</text:span></text:p>
            <text:p><text:span text:style-name="T3">para </text:span><text:span text:style-name="T4">acessar somente aos conteúdos que tenho interesse.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Criar página de configurações.</text:p>
          </table:table-cell>
          <table:table-cell table:style-name="ce5" table:number-columns-repeated="2"/>
        </table:table-row>
        <table:table-row table:style-name="ro4">
          <table:covered-table-cell table:style-name="ce5"/>
          <table:covered-table-cell table:style-name="ce8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Definir categorias e criar seletor das mesmas. (Criação do CheckBox – Matérias do Curso de Ciência da Computação)</text:p>
          </table:table-cell>
          <table:table-cell table:style-name="ce5" table:number-columns-repeated="2"/>
        </table:table-row>
        <table:table-row table:style-name="ro2">
          <table:covered-table-cell table:style-name="ce5"/>
          <table:covered-table-cell table:style-name="ce8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Alterar o Banco de Dados para relacionar usuários e matérias.</text:p>
          </table:table-cell>
          <table:table-cell table:style-name="ce5" table:number-columns-repeated="2"/>
        </table:table-row>
        <table:table-row table:style-name="ro5">
          <table:covered-table-cell table:style-name="ce5"/>
          <table:covered-table-cell table:style-name="ce9"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Alterar a página inicial do usuário para exibir categorias (apenas as selecionadas pelo usuário).</text:p>
          </table:table-cell>
          <table:table-cell table:style-name="ce5" table:number-columns-repeated="2"/>
        </table:table-row>
        <table:table-row table:style-name="ro5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8" office:value-type="string" calcext:value-type="string" table:number-columns-spanned="1" table:number-rows-spanned="2">
            <text:p><text:span text:style-name="T5">Como </text:span>professor</text:p>
            <text:p><text:span text:style-name="T5">eu preciso</text:span> definir alunos como monitores</text:p>
            <text:p><text:span text:style-name="T5">para</text:span> que esses possam auxiliar na avaliação do material.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Criar página de definição e remoção de monitores com formulário próprio para a ação.</text:p>
          </table:table-cell>
          <table:table-cell table:style-name="ce5" table:number-columns-repeated="2"/>
        </table:table-row>
        <table:table-row table:style-name="ro5">
          <table:covered-table-cell table:style-name="ce5"/>
          <table:covered-table-cell table:style-name="ce8"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Criar página de exibição e confirmação dos dados do aluno, com integração com o BD.</text:p>
          </table:table-cell>
          <table:table-cell table:style-name="ce5" table:number-columns-repeated="2"/>
        </table:table-row>
        <table:table-row table:style-name="ro6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10" office:value-type="string" calcext:value-type="string" table:number-columns-spanned="1" table:number-rows-spanned="2">
            <text:p><text:span text:style-name="T1">Como</text:span><text:span text:style-name="T2"> monitor/professor</text:span></text:p>
            <text:p><text:span text:style-name="T1">eu preciso </text:span><text:span text:style-name="T2">analisar perguntas e, se necessário, excluí-las</text:span></text:p>
            <text:p><text:span text:style-name="T1">para </text:span><text:span text:style-name="T6">verificar se estão coerentes e de acordo com o conteúdo da matéria.</text:span>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Criar botão de excluir e botão de alterar categoria.</text:p>
          </table:table-cell>
          <table:table-cell table:style-name="ce5" table:number-columns-repeated="2"/>
        </table:table-row>
        <table:table-row table:style-name="ro7">
          <table:covered-table-cell table:style-name="ce5"/>
          <table:covered-table-cell table:style-name="ce11"/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Definir permissões de acesso.</text:p>
          </table:table-cell>
          <table:table-cell table:style-name="ce5" table:number-columns-repeated="2"/>
        </table:table-row>
        <table:table-row table:style-name="ro8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<text:span text:style-name="T1">Como</text:span><text:span text:style-name="T2"> monitor/professor</text:span></text:p>
            <text:p><text:span text:style-name="T1">eu preciso</text:span><text:span text:style-name="T2"> analisar respostas e, se necessário, excluí-las</text:span></text:p>
            <text:p><text:span text:style-name="T1">para </text:span><text:span text:style-name="T6">verificar se de fato apresentam uma solução válida para a pergunta a qual se referem.</text:span>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Criar botão de excluir e definir permissões de acesso.</text:p>
          </table:table-cell>
          <table:table-cell table:style-name="ce5" table:number-columns-repeated="2"/>
        </table:table-row>
        <table:table-row table:style-name="ro6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8" office:value-type="string" calcext:value-type="string" table:number-columns-spanned="1" table:number-rows-spanned="2">
            <text:p><text:span text:style-name="T1">Como</text:span><text:span text:style-name="T2"> aluno/monitor/professor</text:span></text:p>
            <text:p><text:span text:style-name="T1">eu preciso</text:span><text:span text:style-name="T2"> avaliar respostas, de acordo com sua credibilidade</text:span></text:p>
            <text:p><text:span text:style-name="T1">para</text:span><text:span text:style-name="T6"> avaliar a qualidade da resposta (se está completa, apresenta referencial teórico...)</text:span>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Criar ícones de avaliação e integrar com o BD.</text:p>
          </table:table-cell>
          <table:table-cell table:style-name="ce5" table:number-columns-repeated="2"/>
        </table:table-row>
        <table:table-row table:style-name="ro6">
          <table:covered-table-cell table:style-name="ce5"/>
          <table:covered-table-cell table:style-name="ce9"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Alterar BD para suportar o contador de avaliações positivas e negativas.</text:p>
          </table:table-cell>
          <table:table-cell table:style-name="ce5"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style-name="Default" table:number-columns-repeated="6"/>
        </table:table-row>
        <table:table-row table:style-name="ro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9">
          <table:table-cell table:number-columns-repeated="6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08:02:12.0830302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10-26T09:39:07.857288826</dc:date>
    <meta:editing-duration>PT2H14M3S</meta:editing-duration>
    <meta:editing-cycles>65</meta:editing-cycles>
    <meta:generator>LibreOffice/4.2.8.2$Linux_X86_64 LibreOffice_project/420m0$Build-2</meta:generator>
    <meta:document-statistic meta:table-count="1" meta:cell-count="40" meta:object-count="0"/>
  </office:meta>
</office:document-meta>
</file>